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1.7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um_args</text:p>
          </table:table-cell>
          <table:table-cell office:value-type="string" calcext:value-type="string">
            <text:p>specific_args?</text:p>
          </table:table-cell>
          <table:table-cell office:value-type="string" calcext:value-type="string">
            <text:p>not allowed with property</text:p>
          </table:table-cell>
        </table:table-row>
        <table:table-row table:style-name="ro1">
          <table:table-cell office:value-type="string" calcext:value-type="string">
            <text:p>lis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ias</text:p>
          </table:table-cell>
        </table:table-row>
        <table:table-row table:style-name="ro1"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r_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p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_max_body_siz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GET POST DELETE</text:p>
          </table:table-cell>
          <table:table-cell/>
        </table:table-row>
        <table:table-row table:style-name="ro1">
          <table:table-cell office:value-type="string" calcext:value-type="string">
            <text:p>autoindex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off</text:p>
          </table:table-cell>
          <table:table-cell/>
        </table:table-row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t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 or 2</text:p>
          </table:table-cell>
          <table:table-cell office:value-type="string" calcext:value-type="string">
            <text:p>first must be http status code</text:p>
          </table:table-cell>
          <table:table-cell/>
        </table:table-row>
        <table:table-row table:style-name="ro1">
          <table:table-cell office:value-type="string" calcext:value-type="string">
            <text:p>cgi someth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ath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!!!Ensure canonical from, copy constructor etc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 style:data-style-name="N2" text:time-value="11:24:11.8060307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3:02:00.185223483</meta:creation-date>
    <dc:date>2024-11-17T13:35:00.419597290</dc:date>
    <meta:editing-duration>PT3H52M11S</meta:editing-duration>
    <meta:editing-cycles>5</meta:editing-cycles>
    <meta:generator>LibreOffice/24.8.3.2$Linux_X86_64 LibreOffice_project/48a6bac9e7e268aeb4c3483fcf825c94556d9f92</meta:generator>
    <meta:document-statistic meta:table-count="1" meta:cell-count="53" meta:object-count="0"/>
  </office:meta>
</office:document-meta>
</file>